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officeooo:rsid="00155ad3" officeooo:paragraph-rsid="000e9ad9" style:font-size-asian="14pt" style:font-size-complex="14pt"/>
    </style:style>
    <style:style style:name="T1" style:family="text">
      <style:text-properties fo:font-variant="normal" fo:text-transform="none" fo:color="#000000" loext:opacity="100%" style:font-name="Liberation Serif" fo:font-style="normal" style:text-underline-style="none" fo:font-weight="normal" officeooo:rsid="00761e4a"/>
    </style:style>
    <style:style style:name="T2" style:family="text">
      <style:text-properties fo:font-variant="normal" fo:text-transform="none" fo:color="#000000" loext:opacity="100%" style:font-name="Liberation Serif" fo:font-style="normal" style:text-underline-style="none" fo:font-weight="normal" officeooo:rsid="0074d67b"/>
    </style:style>
    <style:style style:name="T3" style:family="text">
      <style:text-properties fo:font-variant="normal" fo:text-transform="none" fo:color="#000000" loext:opacity="100%" style:font-name="Liberation Serif" fo:font-style="normal" style:text-underline-style="none" fo:font-weight="normal" officeooo:rsid="00780199"/>
    </style:style>
    <style:style style:name="T4" style:family="text">
      <style:text-properties fo:font-variant="normal" fo:text-transform="none" fo:color="#000000" loext:opacity="100%" style:font-name="Liberation Serif" fo:font-style="normal" style:text-underline-style="none" fo:font-weight="normal" officeooo:rsid="0079085f"/>
    </style:style>
    <style:style style:name="T5" style:family="text">
      <style:text-properties fo:font-variant="normal" fo:text-transform="none" fo:color="#000000" loext:opacity="100%" style:font-name="Liberation Serif" fo:font-style="normal" style:text-underline-style="none" fo:font-weight="normal" officeooo:rsid="000e9ad9"/>
    </style:style>
    <style:style style:name="T6" style:family="text">
      <style:text-properties fo:font-variant="normal" fo:text-transform="none" fo:color="#000000" loext:opacity="100%" style:font-name="Liberation Serif" fo:font-style="normal" style:text-underline-style="none" fo:font-weight="normal" officeooo:rsid="000f77c2"/>
    </style:style>
    <style:style style:name="T7" style:family="text">
      <style:text-properties fo:font-variant="normal" fo:text-transform="none" fo:color="#000000" loext:opacity="100%" style:font-name="Liberation Serif" fo:font-style="normal" style:text-underline-style="none" fo:font-weight="normal" officeooo:rsid="000f77c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The last years Elon Mus show us human dansing to promot Optimus </text:span></text:span><text:span text:style-name="Strong_20_Emphasis"><text:span text:style-name="T2">The Friday 30th September </text:span></text:span><text:span text:style-name="Strong_20_Emphasis"><text:span text:style-name="T7">during</text:span></text:span><text:span text:style-name="Strong_20_Emphasis"><text:span text:style-name="T2"> the AI day Elon Musk has present two Robots Optimus, an early development prototype he walked itsel</text:span></text:span><text:span text:style-name="Strong_20_Emphasis"><text:span text:style-name="T6">f</text:span></text:span><text:span text:style-name="Strong_20_Emphasis"><text:span text:style-name="T2"> </text:span></text:span><text:span text:style-name="Strong_20_Emphasis"><text:span text:style-name="T1">in the real wor</text:span></text:span><text:span text:style-name="Strong_20_Emphasis"><text:span text:style-name="T6">l</text:span></text:span><text:span text:style-name="Strong_20_Emphasis"><text:span text:style-name="T1">d </text:span></text:span><text:span text:style-name="Strong_20_Emphasis"><text:span text:style-name="T2">and waved, the second it’s the sell version at 20 000$. </text:span></text:span><text:span text:style-name="Strong_20_Emphasis"><text:span text:style-name="T1">the second version is better, he is build with components designed by Tesla not off the self pants. He had 200 deg</text:span></text:span><text:span text:style-name="Strong_20_Emphasis"><text:span text:style-name="T6">re</text:span></text:span><text:span text:style-name="Strong_20_Emphasis"><text:span text:style-name="T1">e of freedom across it’s whole body, opposable thumbs, independently moving fingers. He can grab tools or climb straires, </text:span></text:span><text:span text:style-name="Strong_20_Emphasis"><text:span text:style-name="T3">it weighs 73 kilo </text:span></text:span><text:span text:style-name="Strong_20_Emphasis"><text:span text:style-name="T4">and he has wifi. </text:span></text:span><text:span text:style-name="Strong_20_Emphasis"><text:span text:style-name="T5">To create this robot Tesla use is wo</text:span></text:span><text:span text:style-name="Strong_20_Emphasis"><text:span text:style-name="T6">r</text:span></text:span><text:span text:style-name="Strong_20_Emphasis"><text:span text:style-name="T5">k on robotics and self driving cars AI, Optimus can lifting boxes, watering plants, he acctually work in one of the Tesla factory. Elon Musk want a usefull humanoid robot as quickly as possible </text:span></text:span><text:span text:style-name="Strong_20_Emphasis"><text:span text:style-name="T6">and he wants to</text:span></text:span><text:span text:style-name="Strong_20_Emphasis"><text:span text:style-name="T5"> create them in masse, in millions of units. And he want</text:span></text:span><text:span text:style-name="Strong_20_Emphasis"><text:span text:style-name="T6">s </text:span></text:span><text:span text:style-name="Strong_20_Emphasis"><text:span text:style-name="T5">them have different jobs, skins and look and why not their own personnalitie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36:31.730892375</meta:creation-date>
    <dc:date>2022-11-24T10:16:51.396063296</dc:date>
    <meta:editing-duration>PT29M28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1" meta:word-count="166" meta:character-count="927" meta:non-whitespace-character-count="762"/>
  </office:meta>
</office:document-meta>
</file>